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Mono1" svg:font-family="'Ubuntu Mono'" style:font-pitch="fixed"/>
    <style:font-face style:name="Ubuntu Mono" svg:font-family="'Ubuntu Mono'" style:font-family-generic="system" style:font-pitch="fixed"/>
    <style:font-face style:name="EraserDust" svg:font-family="EraserDus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style:font-name="Ubuntu" fo:language="de" fo:country="DE"/>
    </style:style>
    <style:style style:name="P2" style:family="paragraph" style:parent-style-name="Standard">
      <style:paragraph-properties fo:margin-top="0in" fo:margin-bottom="0.1181in" style:contextual-spacing="false" fo:line-height="150%"/>
    </style:style>
    <style:style style:name="P3" style:family="paragraph" style:parent-style-name="Standard">
      <style:paragraph-properties fo:margin-top="0in" fo:margin-bottom="0.1181in" style:contextual-spacing="false" fo:line-height="150%"/>
      <style:text-properties fo:language="de" fo:country="DE"/>
    </style:style>
    <style:style style:name="P4" style:family="paragraph" style:parent-style-name="Standard">
      <style:paragraph-properties fo:margin-top="0in" fo:margin-bottom="0.1181in" style:contextual-spacing="false" fo:line-height="150%"/>
      <style:text-properties style:font-name="Ubuntu"/>
    </style:style>
    <style:style style:name="P5" style:family="paragraph" style:parent-style-name="Standard">
      <style:paragraph-properties fo:margin-top="0in" fo:margin-bottom="0.1181in" style:contextual-spacing="false" fo:line-height="150%"/>
      <style:text-properties style:font-name="Ubuntu" fo:language="de" fo:country="DE"/>
    </style:style>
    <style:style style:name="P6" style:family="paragraph" style:parent-style-name="Standard">
      <style:paragraph-properties fo:margin-top="0in" fo:margin-bottom="0.1181in" style:contextual-spacing="false" fo:line-height="150%"/>
      <style:text-properties style:font-name="Ubuntu" fo:language="de" fo:country="DE" fo:font-style="italic" style:font-style-asian="italic" style:font-style-complex="italic"/>
    </style:style>
    <style:style style:name="P7" style:family="paragraph" style:parent-style-name="Standard">
      <style:paragraph-properties fo:margin-top="0in" fo:margin-bottom="0.1181in" style:contextual-spacing="false" fo:line-height="150%" fo:break-before="page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5.5in"/>
        </style:tab-stops>
      </style:paragraph-properties>
    </style:style>
    <style:style style:name="P9" style:family="paragraph" style:parent-style-name="Standard">
      <style:paragraph-properties fo:margin-top="0in" fo:margin-bottom="0.1181in" style:contextual-spacing="false" fo:line-height="150%"/>
      <style:text-properties style:font-name="Ubuntu" fo:language="de" fo:country="DE" officeooo:paragraph-rsid="000abb19"/>
    </style:style>
    <style:style style:name="P10" style:family="paragraph" style:parent-style-name="Standard">
      <style:paragraph-properties fo:margin-top="0in" fo:margin-bottom="0.1181in" style:contextual-spacing="false" fo:line-height="150%">
        <style:tab-stops/>
      </style:paragraph-properties>
      <style:text-properties style:font-name="Ubuntu" fo:language="de" fo:country="DE"/>
    </style:style>
    <style:style style:name="P11" style:family="paragraph" style:parent-style-name="Standard">
      <style:paragraph-properties fo:margin-top="0in" fo:margin-bottom="0.1181in" style:contextual-spacing="false" fo:line-height="150%"/>
      <style:text-properties style:font-name="EraserDust" fo:font-size="15pt" fo:language="de" fo:country="DE" style:font-size-asian="15pt" style:font-size-complex="15pt"/>
    </style:style>
    <style:style style:name="P12" style:family="paragraph" style:parent-style-name="Standard" style:master-page-name="">
      <style:paragraph-properties fo:margin-top="0in" fo:margin-bottom="0.1181in" style:contextual-spacing="false" fo:line-height="150%" style:page-number="auto"/>
      <style:text-properties style:font-name="Ubuntu" fo:language="de" fo:country="DE" officeooo:paragraph-rsid="000abb19"/>
    </style:style>
    <style:style style:name="P13" style:family="paragraph" style:parent-style-name="Standard" style:master-page-name="">
      <style:paragraph-properties fo:margin-top="0in" fo:margin-bottom="0.1181in" style:contextual-spacing="false" fo:line-height="150%" style:page-number="auto"/>
      <style:text-properties style:font-name="Ubuntu" fo:language="de" fo:country="DE" officeooo:paragraph-rsid="000abb19"/>
    </style:style>
    <style:style style:name="P14" style:family="paragraph" style:parent-style-name="Standard" style:master-page-name="">
      <loext:graphic-properties draw:fill="none"/>
      <style:paragraph-properties fo:margin-left="0.1866in" fo:margin-right="0in" fo:margin-top="0in" fo:margin-bottom="0.1181in" style:contextual-spacing="false" fo:line-height="150%" fo:hyphenation-ladder-count="no-limit" fo:text-indent="-0.1866in" style:auto-text-indent="false" style:page-number="auto" fo:background-color="transparent"/>
      <style:text-properties style:font-name="Ubuntu" fo:language="de" fo:country="DE" officeooo:paragraph-rsid="000abb19" fo:hyphenate="false" loext:hyphenation-no-caps="false"/>
    </style:style>
    <style:style style:name="P15" style:family="paragraph" style:parent-style-name="Standard">
      <loext:graphic-properties draw:fill="none"/>
      <style:paragraph-properties fo:margin-left="0.1866in" fo:margin-right="0in" fo:margin-top="0in" fo:margin-bottom="0.1181in" style:contextual-spacing="false" fo:line-height="150%" fo:hyphenation-ladder-count="no-limit" fo:text-indent="-0.1866in" style:auto-text-indent="false" fo:background-color="transparent">
        <style:tab-stops/>
      </style:paragraph-properties>
      <style:text-properties style:font-name="Ubuntu" fo:language="de" fo:country="DE" officeooo:paragraph-rsid="000abb19" fo:hyphenate="false" loext:hyphenation-no-caps="false"/>
    </style:style>
    <style:style style:name="T1" style:family="text">
      <style:text-properties style:font-name="Ubuntu" fo:language="de" fo:country="DE"/>
    </style:style>
    <style:style style:name="T2" style:family="text">
      <style:text-properties style:font-name="Ubuntu" fo:language="de" fo:country="DE" fo:font-weight="bold" style:font-weight-asian="bold" style:font-weight-complex="bold"/>
    </style:style>
    <style:style style:name="T3" style:family="text">
      <style:text-properties style:font-name="Ubuntu" fo:font-size="15pt" fo:language="de" fo:country="DE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4" style:family="text">
      <style:text-properties style:font-name="Ubuntu Mono" fo:language="de" fo:country="DE"/>
    </style:style>
    <style:style style:name="T5" style:family="text">
      <style:text-properties style:font-name="Ubuntu Mono" fo:language="de" fo:country="DE" fo:font-weight="bold" style:font-weight-asian="bold" style:font-weight-complex="bold"/>
    </style:style>
    <style:style style:name="T6" style:family="text">
      <style:text-properties style:font-name="Ubuntu Mon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Absatz-Standardschriftart"><text:span text:style-name="T3">Arbeitsblatt 2: Daten sortieren (ORDER BY Spalte DESC) und ohne Mehrfachnennungen (SELECT DISTINCT)</text:span></text:span></text:p>
      <text:p text:style-name="P1"/>
      <text:p text:style-name="P1"/>
      <text:p text:style-name="P2"><text:span text:style-name="Absatz-Standardschriftart"><text:span text:style-name="T1">Alle nachfolgenden Aufgaben beziehen sich auf die Tabelle </text:span></text:span><text:span text:style-name="Absatz-Standardschriftart"><text:span text:style-name="T5">Person.</text:span></text:span></text:p>
      <text:p text:style-name="P2"><text:span text:style-name="Absatz-Standardschriftart"><text:span text:style-name="T2">Aufgabe 1)</text:span></text:span><text:span text:style-name="Absatz-Standardschriftart"><text:span text:style-name="T1"> Überlege Dir, welche Ergebnisse du bei den folgenden SQL-Select-Abfragen erwartest und beschreibe sie. Probiere sie anschließend in der Datenbank aus.</text:span></text:span></text:p>
      <text:p text:style-name="P3"/>
      <text:p text:style-name="P2"><text:span text:style-name="Absatz-Standardschriftart"><text:span text:style-name="T1">Bsp) </text:span></text:span><text:span text:style-name="Absatz-Standardschriftart"><text:span text:style-name="T4">SELECT name, surname FROM Person ORDER BY surname</text:span></text:span></text:p>
      <text:p text:style-name="P11">Gibt alle Vor- und Nachnamen aller Personen, sortiert nach dem Nachnamen aus.</text:p>
      <text:p text:style-name="P4">a) <text:span text:style-name="T6">SELECT DISTINCT year_of_birth FROM Person</text:span></text:p>
      <text:p text:style-name="P4">……………………………………………………………………………………………………</text:p>
      <text:p text:style-name="P4">b) <text:span text:style-name="T6">SELECT name, year_of_birth FROM Person ORDER BY year_of_birth DESC</text:span></text:p>
      <text:p text:style-name="P4">……………………………………………………………………………………………………</text:p>
      <text:p text:style-name="P4">c) <text:span text:style-name="T6">SELECT DISTINCT height FROM Person</text:span></text:p>
      <text:p text:style-name="P4">……………………………………………………………………………………………………</text:p>
      <text:p text:style-name="P4">d) <text:span text:style-name="T6">SELECT * FROM Person ORDER BY name</text:span></text:p>
      <text:p text:style-name="P4">……………………………………………………………………………………………………</text:p>
      <text:p text:style-name="P4">e) <text:span text:style-name="T6">SELECT DISTINCT gender FROM Person ORDER BY gender DESC</text:span></text:p>
      <text:p text:style-name="P4">……………………………………………………………………………………………………</text:p>
      <text:p text:style-name="P4">f) <text:span text:style-name="T6">SELECT name, surname FROM Person WHERE height &lt; 1.60 ORDER BY height</text:span></text:p>
      <text:p text:style-name="P4">……………………………………………………………………………………………………</text:p>
      <text:p text:style-name="P4">g) <text:span text:style-name="T6">SELECT name, gender, height FROM Person ORDER BY height DESC</text:span></text:p>
      <text:p text:style-name="P5">……………………………………………………………………………………………………</text:p>
      <text:p text:style-name="P5"><text:tab/></text:p>
      <text:p text:style-name="P7"><text:span text:style-name="Absatz-Standardschriftart"><text:span text:style-name="T2">Aufgabe 2)</text:span></text:span><text:span text:style-name="Absatz-Standardschriftart"><text:span text:style-name="T1"> Erstelle selbst SQL-SELECT-Abfragen, die folgendes ausgeben:</text:span></text:span></text:p>
      <text:p text:style-name="P6">Probiere deine Anfrage zuerst in der Datenbank aus. Schreibe sie anschließend hier auf</text:p>
      <text:p text:style-name="P10">a) die gesamte Tabelle sortiert nach den Nachnamen.</text:p>
      <text:p text:style-name="P5">……………………………………………………………………………………………………</text:p>
      <text:p text:style-name="P5">b) die Vornamen aller Frauen und deren Geburtsjahr, sortiert nach dem Vornamen.</text:p>
      <text:p text:style-name="P5">……………………………………………………………………………………………………</text:p>
      <text:p text:style-name="P5">c) alle Körpergrößen der Männer ohne Mehrfachnennungen.</text:p>
      <text:p text:style-name="P5">……………………………………………………………………………………………………</text:p>
      <text:p text:style-name="P5">d) alle Geburtsjahre ohne Mehrfachnennungen und aufsteigend sortiert.</text:p>
      <text:p text:style-name="P12">……………………………………………………………………………………………………</text:p>
      <text:p text:style-name="P12">……………………………………………………………………………………………………</text:p>
      <text:p text:style-name="P15">e) die kompletten Datensätze aller Personen, die nach 2000 geboren wurden ohne Mehrfachnennungen.</text:p>
      <text:p text:style-name="P9">……………………………………………………………………………………………………</text:p>
      <text:p text:style-name="P9">……………………………………………………………………………………………………</text:p>
      <text:p text:style-name="P9">f) die Vornamen aller Mädchen, die größer sind als 1,50m, sortiert nach dem Vornamen.</text:p>
      <text:p text:style-name="P9">……………………………………………………………………………………………………</text:p>
      <text:p text:style-name="P9">……………………………………………………………………………………………………</text:p>
      <text:p text:style-name="P9">g) alle Körpergrößen ohne Mehrfachnennungen und aufsteigend sortiert.</text:p>
      <text:p text:style-name="P5">……………………………………………………………………………………………………</text:p>
      <text:p text:style-name="P14">h) alle Körpergrößen über 1.60m, sortiert nach der Körpergröße in absteigender Reihenfolge</text:p>
      <text:p text:style-name="P9">……………………………………………………………………………………………………</text:p>
      <text:p text:style-name="P9">……………………………………………………………………………………………………</text:p>
      <text:p text:style-name="P9">i) alle kompletten Datensätze, absteigend sortiert nach dem Geburtsjahr</text:p>
      <text:p text:style-name="P9">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Mono1" svg:font-family="'Ubuntu Mono'" style:font-pitch="fixed"/>
    <style:font-face style:name="Ubuntu Mono" svg:font-family="'Ubuntu Mono'" style:font-family-generic="system" style:font-pitch="fixed"/>
    <style:font-face style:name="EraserDust" svg:font-family="EraserDus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name-complex="Verdana" style:font-family-complex="Verdana" style:font-family-generic-complex="swiss" style:font-pitch-complex="variable" style:font-size-complex="24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Kopfzeile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Fußzeil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Numbering_20_Symbols" style:display-name="Numbering Symbols" style:family="text"/>
    <style:style style:name="Fußzeile_20_Zchn" style:display-name="Fußzeile Zchn" style:family="text" style:parent-style-name="Absatz-Standardschriftar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font-name="Ubuntu" fo:language="de" fo:country="D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075in" fo:margin-bottom="0.5in" fo:margin-left="0.8075in" fo:margin-right="0.8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Kopfzeile"><text:span text:style-name="Absatz-Standardschriftart"><text:span text:style-name="MT1">DB104<text:tab/>Datenbanken I: Einfache Abfragen mit SQL<text:tab/>Seite </text:span></text:span><text:span text:style-name="Absatz-Standardschriftart"><text:span text:style-name="MT1"><text:page-number text:select-page="current">2</text:page-number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3$Linux_X86_64 LibreOffice_project/10$Build-3</meta:generator>
    <meta:initial-creator>Stefan Klein</meta:initial-creator>
    <dc:creator>Christoph Krichenbauer</dc:creator>
    <meta:creation-date>2021-01-27T06:47:00Z</meta:creation-date>
    <dc:date>2021-02-22T09:34:06.468839622</dc:date>
    <meta:editing-cycles>8</meta:editing-cycles>
    <meta:editing-duration>PT8M31S</meta:editing-duration>
    <meta:document-statistic meta:table-count="0" meta:image-count="0" meta:object-count="0" meta:page-count="2" meta:paragraph-count="45" meta:word-count="270" meta:character-count="2473" meta:non-whitespace-character-count="224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